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table:number-matrix-columns-spanned="1" table:number-matrix-rows-spanned="1" table:formula="of:=DDE(&quot;soffice&quot;;&quot;/home/kyoshida/ooo/ooo-test-files/calc/dde/src-data.ods&quot;;&quot;Src.A1&quot;)" office:value-type="string" office:string-value="Center">
            <text:p>Center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table:number-matrix-columns-spanned="3" table:number-matrix-rows-spanned="3" table:formula="of:=DDE(&quot;soffice&quot;;&quot;/home/kyoshida/ooo/ooo-test-files/calc/dde/src-data.ods&quot;;&quot;Src.C5:E7&quot;)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de-links>
        <table:dde-link>
          <office:dde-source office:dde-application="soffice" office:dde-topic="/home/kyoshida/ooo/ooo-test-files/calc/dde/src-data.ods" office:dde-item="Src.A1" office:automatic-update="true"/>
          <table:table>
            <table:table-column/>
            <table:table-row>
              <table:table-cell office:value-type="string" office:string-value="Center"/>
            </table:table-row>
          </table:table>
        </table:dde-link>
        <table:dde-link>
          <office:dde-source office:dde-application="soffice" office:dde-topic="/home/kyoshida/ooo/ooo-test-files/calc/dde/src-data.ods" office:dde-item="Src.C5:E7" office:automatic-update="true"/>
          <table:table>
            <table:table-column table:number-columns-repeated="3"/>
            <table:table-row>
              <table:table-cell office:value-type="float" office:value="1"/>
              <table:table-cell office:value-type="float" office:value="4"/>
              <table:table-cell office:value-type="float" office:value="7"/>
            </table:table-row>
            <table:table-row>
              <table:table-cell office:value-type="float" office:value="2"/>
              <table:table-cell office:value-type="float" office:value="5"/>
              <table:table-cell office:value-type="float" office:value="8"/>
            </table:table-row>
            <table:table-row>
              <table:table-cell office:value-type="float" office:value="3"/>
              <table:table-cell office:value-type="float" office:value="6"/>
              <table:table-cell office:value-type="float" office:value="9"/>
            </table:table-row>
          </table:table>
        </table:dde-link>
      </table:dde-link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8">07/08/2010</text:date>, <text:time>20:3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0-06-30T17:10:51</meta:creation-date>
    <dc:date>2010-07-08T20:31:02</dc:date>
    <dc:creator>Kohei Yoshida</dc:creator>
    <meta:editing-duration>PT00H03M21S</meta:editing-duration>
    <meta:editing-cycles>7</meta:editing-cycles>
    <meta:generator>OpenOffice.org/3.2$Linux OpenOffice.org_project/320m19$Build-9505</meta:generator>
    <meta:document-statistic meta:table-count="3" meta:cell-count="10" meta:object-count="0"/>
  </office:meta>
</office:document-meta>
</file>